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4" svg:font-family="'DejaVu Sans'" style:font-adornments="Book"/>
    <style:font-face style:name="DejaVu Sans3" svg:font-family="'DejaVu Sans'" style:font-adornments="Fett"/>
    <style:font-face style:name="Tahoma1" svg:font-family="Tahoma"/>
    <style:font-face style:name="DejaVu Sans" svg:font-family="'DejaVu Sans'" style:font-family-generic="swiss"/>
    <style:font-face style:name="DejaVu Sans5" svg:font-family="'DejaVu Sans'" style:font-adornments="Fett" style:font-family-generic="swiss"/>
    <style:font-face style:name="DejaVu Sans2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065cm"/>
    </style:style>
    <style:style style:name="Tabelle1.C" style:family="table-column">
      <style:table-column-properties style:column-width="0.748cm"/>
    </style:style>
    <style:style style:name="Tabelle1.D" style:family="table-column">
      <style:table-column-properties style:column-width="2.54cm"/>
    </style:style>
    <style:style style:name="Tabelle1.E" style:family="table-column">
      <style:table-column-properties style:column-width="2.607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679cm"/>
    </style:style>
    <style:style style:name="Tabelle1.3" style:family="table-row">
      <style:table-row-properties style:min-row-height="0.584cm"/>
    </style:style>
    <style:style style:name="Tabelle1.4" style:family="table-row">
      <style:table-row-properties style:min-row-height="0.79cm"/>
    </style:style>
    <style:style style:name="Tabelle1.A8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8" style:family="table-cell">
      <style:table-cell-properties fo:padding="0.049cm" fo:border="0.002cm solid #cccccd"/>
    </style:style>
    <style:style style:name="Tabelle1.A9" style:family="table-cell">
      <style:table-cell-properties fo:padding="0.049cm" fo:border-left="0.002cm solid #cccccd" fo:border-right="none" fo:border-top="none" fo:border-bottom="0.002cm solid #cccccd"/>
    </style:style>
    <style:style style:name="Tabelle1.E9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8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/>
    </style:style>
    <style:style style:name="P4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able_20_Contents">
      <style:text-properties style:font-name="DejaVu Sans1" fo:font-weight="normal" style:font-weight-asian="normal" style:font-weight-complex="normal"/>
    </style:style>
    <style:style style:name="P6" style:family="paragraph" style:parent-style-name="Table_20_Contents">
      <style:text-properties style:font-name="DejaVu Sans1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Horizontal_20_Line">
      <style:text-properties style:font-name="Arial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1" style:family="paragraph">
      <style:paragraph-properties fo:text-align="start"/>
      <style:text-properties style:text-line-through-style="none" style:font-name="DejaVu Sans2" fo:font-size="11pt" fo:font-style="normal" style:text-underline-style="none"/>
    </style:style>
    <style:style style:name="P12" style:family="paragraph">
      <style:paragraph-properties fo:text-align="end"/>
      <style:text-properties style:text-line-through-style="none" style:font-name="DejaVu Sans3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DejaVu Sans4" fo:font-size="12pt" fo:font-style="normal" style:text-underline-style="none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  <style:text-properties style:text-line-through-style="none" style:font-name="DejaVu Sans2" fo:font-size="8pt" fo:font-style="normal" style:text-underline-style="none" fo:font-weight="bold"/>
    </style:style>
    <style:style style:name="P16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P17" style:family="paragraph">
      <style:paragraph-properties fo:text-align="end"/>
      <style:text-properties style:text-line-through-style="none" style:font-name="DejaVu Sans2" fo:font-size="11pt" fo:font-style="normal" style:text-underline-style="none" fo:font-weight="bold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1" fo:font-weight="normal" style:font-weight-asian="normal" style:font-weight-complex="normal"/>
    </style:style>
    <style:style style:name="T6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ice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4">Musterfirma, Musterstrasse 2345 Musterstadt</text:p>
          </table:table-cell>
          <table:covered-table-cell/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 table:style-name="Tabelle1.2">
          <table:table-cell table:style-name="Tabelle1.A1" table:number-columns-spanned="3" office:value-type="string">
            <text:p text:style-name="Standard"><draw:control text:anchor-type="as-char" svg:y="-0.069cm" draw:z-index="5" draw:style-name="gr1" draw:text-style-name="P13" svg:width="6.298cm" svg:height="0.689cm" draw:control="control5"/></text:p>
            <text:p text:style-name="Standard"><draw:rect text:anchor-type="paragraph" draw:z-index="7" draw:style-name="gr3" draw:text-style-name="P14" svg:width="5.825cm" svg:height="3.116cm" svg:x="11.742cm" svg:y="0.129cm"><text:p/></draw:rect><draw:control text:anchor-type="char" draw:z-index="8" draw:style-name="gr4" draw:text-style-name="P15" svg:width="2.461cm" svg:height="0.428cm" svg:x="15.021cm" svg:y="0.633cm" draw:control="control10"/><draw:control text:anchor-type="as-char" svg:y="-0.069cm" draw:z-index="6" draw:style-name="gr1" draw:text-style-name="P13" svg:width="6.298cm" svg:height="0.689cm" draw:control="control6"/></text:p>
          </table:table-cell>
          <table:covered-table-cell/>
          <table:covered-table-cell/>
          <table:table-cell table:style-name="Tabelle1.A1" table:number-columns-spanned="2" office:value-type="string">
            <text:p text:style-name="P10"/>
            <text:p text:style-name="P10"/>
            <text:p text:style-name="P10"><draw:control text:anchor-type="char" draw:z-index="12" draw:style-name="gr4" draw:text-style-name="P15" svg:width="2.461cm" svg:height="0.428cm" svg:x="2.679cm" svg:y="0.24cm" draw:control="control48"/></text:p>
            <text:p text:style-name="P10">Kundennr.: </text:p>
          </table:table-cell>
          <table:covered-table-cell/>
        </table:table-row>
        <table:table-row table:style-name="Tabelle1.3">
          <table:table-cell table:style-name="Tabelle1.A1" table:number-columns-spanned="3" office:value-type="string">
            <text:p text:style-name="Standard"><draw:control text:anchor-type="char" draw:z-index="10" draw:style-name="gr4" draw:text-style-name="P16" svg:width="2.435cm" svg:height="0.394cm" svg:x="15.02cm" svg:y="0.649cm" draw:control="control8"/><draw:control text:anchor-type="as-char" draw:z-index="9" draw:style-name="gr2" draw:text-style-name="P13" svg:width="6.298cm" svg:height="0.689cm" draw:control="control7"/></text:p>
          </table:table-cell>
          <table:covered-table-cell/>
          <table:covered-table-cell/>
          <table:table-cell table:style-name="Tabelle1.A1" table:number-columns-spanned="2" office:value-type="string">
            <text:p text:style-name="P10">Rechnungsnr.:</text:p>
          </table:table-cell>
          <table:covered-table-cell/>
        </table:table-row>
        <table:table-row table:style-name="Tabelle1.4">
          <table:table-cell table:style-name="Tabelle1.A1" table:number-columns-spanned="3" office:value-type="string">
            <text:p text:style-name="Standard"><draw:control text:anchor-type="as-char" svg:y="-0.667cm" draw:z-index="11" draw:style-name="gr1" draw:text-style-name="P13" svg:width="6.298cm" svg:height="0.689cm" draw:control="control9"/></text:p>
          </table:table-cell>
          <table:covered-table-cell/>
          <table:covered-table-cell/>
          <table:table-cell table:style-name="Tabelle1.A1" table:number-columns-spanned="2" office:value-type="string">
            <text:p text:style-name="P10">Rechnungsdatum: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/>
            <text:p text:style-name="Standard"/>
            <text:p text:style-name="P6">Rechnung </text:p>
          </table:table-cell>
          <table:covered-table-cell/>
          <table:table-cell table:style-name="Tabelle1.A1" table:number-columns-spanned="3" office:value-type="string">
            <text:p text:style-name="P9"><text:s/><text:span text:style-name="T4">(Bitte bei Zahlung unbedingt angeben)</text:span></text:p>
          </table:table-cell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5"/>
            <text:p text:style-name="P5">Sehr geehrte Damen und Herren,</text:p>
            <text:p text:style-name="P5"/>
            <text:p text:style-name="P5">vielen Dank für Ihren Auftrag.</text:p>
            <text:p text:style-name="P5">Hiermit darf ich Ihnen wie folgt berechnen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Horizontal_20_Line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8" office:value-type="string">
            <text:p text:style-name="P1"><draw:control text:anchor-type="as-char" svg:y="-0.344cm" draw:z-index="3" draw:style-name="gr1" draw:text-style-name="P11" svg:width="1.43cm" svg:height="0.689cm" draw:control="control4"/></text:p>
          </table:table-cell>
          <table:table-cell table:style-name="Tabelle1.A8" table:number-columns-spanned="2" office:value-type="string">
            <text:p text:style-name="P1"><draw:control text:anchor-type="as-char" draw:z-index="2" draw:style-name="gr2" draw:text-style-name="P11" svg:width="10.713cm" svg:height="0.689cm" draw:control="control3"/></text:p>
          </table:table-cell>
          <table:covered-table-cell/>
          <table:table-cell table:style-name="Tabelle1.A8" office:value-type="string">
            <text:p text:style-name="P1"><draw:control text:anchor-type="as-char" svg:y="-0.344cm" draw:z-index="0" draw:style-name="gr1" draw:text-style-name="P11" svg:width="2.453cm" svg:height="0.689cm" draw:control="control1"/></text:p>
          </table:table-cell>
          <table:table-cell table:style-name="Tabelle1.E8" office:value-type="string">
            <text:p text:style-name="P1"><draw:control text:anchor-type="as-char" svg:y="-0.344cm" draw:z-index="22" draw:style-name="gr1" draw:text-style-name="P17" svg:width="2.453cm" svg:height="0.689cm" draw:control="control20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1" draw:style-name="gr1" draw:text-style-name="P11" svg:width="1.43cm" svg:height="0.689cm" draw:control="control39"/></text:p>
          </table:table-cell>
          <table:table-cell table:style-name="Tabelle1.A9" table:number-columns-spanned="2" office:value-type="string">
            <text:p text:style-name="P1"><draw:control text:anchor-type="as-char" draw:z-index="13" draw:style-name="gr2" draw:text-style-name="P11" svg:width="10.713cm" svg:height="0.689cm" draw:control="control11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23" draw:style-name="gr1" draw:text-style-name="P11" svg:width="2.453cm" svg:height="0.689cm" draw:control="control21"/></text:p>
          </table:table-cell>
          <table:table-cell table:style-name="Tabelle1.E9" office:value-type="string">
            <text:p text:style-name="P1"><draw:control text:anchor-type="as-char" svg:y="-0.344cm" draw:z-index="24" draw:style-name="gr1" draw:text-style-name="P17" svg:width="2.453cm" svg:height="0.689cm" draw:control="control22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2" draw:style-name="gr1" draw:text-style-name="P11" svg:width="1.43cm" svg:height="0.689cm" draw:control="control40"/></text:p>
          </table:table-cell>
          <table:table-cell table:style-name="Tabelle1.A9" table:number-columns-spanned="2" office:value-type="string">
            <text:p text:style-name="P1"><draw:control text:anchor-type="as-char" draw:z-index="14" draw:style-name="gr2" draw:text-style-name="P11" svg:width="10.713cm" svg:height="0.689cm" draw:control="control12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25" draw:style-name="gr1" draw:text-style-name="P11" svg:width="2.453cm" svg:height="0.689cm" draw:control="control23"/></text:p>
          </table:table-cell>
          <table:table-cell table:style-name="Tabelle1.E9" office:value-type="string">
            <text:p text:style-name="P1"><draw:control text:anchor-type="as-char" svg:y="-0.344cm" draw:z-index="26" draw:style-name="gr1" draw:text-style-name="P17" svg:width="2.453cm" svg:height="0.689cm" draw:control="control2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3" draw:style-name="gr1" draw:text-style-name="P11" svg:width="1.43cm" svg:height="0.689cm" draw:control="control41"/></text:p>
          </table:table-cell>
          <table:table-cell table:style-name="Tabelle1.A9" table:number-columns-spanned="2" office:value-type="string">
            <text:p text:style-name="P1"><draw:control text:anchor-type="as-char" draw:z-index="15" draw:style-name="gr2" draw:text-style-name="P11" svg:width="10.713cm" svg:height="0.689cm" draw:control="control13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27" draw:style-name="gr1" draw:text-style-name="P11" svg:width="2.453cm" svg:height="0.689cm" draw:control="control25"/></text:p>
          </table:table-cell>
          <table:table-cell table:style-name="Tabelle1.E9" office:value-type="string">
            <text:p text:style-name="P1"><draw:control text:anchor-type="as-char" svg:y="-0.344cm" draw:z-index="28" draw:style-name="gr1" draw:text-style-name="P17" svg:width="2.453cm" svg:height="0.689cm" draw:control="control2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4" draw:style-name="gr1" draw:text-style-name="P11" svg:width="1.43cm" svg:height="0.689cm" draw:control="control42"/></text:p>
          </table:table-cell>
          <table:table-cell table:style-name="Tabelle1.A9" table:number-columns-spanned="2" office:value-type="string">
            <text:p text:style-name="P1"><draw:control text:anchor-type="as-char" draw:z-index="16" draw:style-name="gr2" draw:text-style-name="P11" svg:width="10.713cm" svg:height="0.689cm" draw:control="control14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29" draw:style-name="gr1" draw:text-style-name="P11" svg:width="2.453cm" svg:height="0.689cm" draw:control="control27"/></text:p>
          </table:table-cell>
          <table:table-cell table:style-name="Tabelle1.E9" office:value-type="string">
            <text:p text:style-name="P1"><draw:control text:anchor-type="as-char" svg:y="-0.344cm" draw:z-index="30" draw:style-name="gr1" draw:text-style-name="P17" svg:width="2.453cm" svg:height="0.689cm" draw:control="control28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5" draw:style-name="gr1" draw:text-style-name="P11" svg:width="1.43cm" svg:height="0.689cm" draw:control="control43"/></text:p>
          </table:table-cell>
          <table:table-cell table:style-name="Tabelle1.A9" table:number-columns-spanned="2" office:value-type="string">
            <text:p text:style-name="P1"><draw:control text:anchor-type="as-char" draw:z-index="17" draw:style-name="gr2" draw:text-style-name="P11" svg:width="10.713cm" svg:height="0.689cm" draw:control="control15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1" draw:style-name="gr1" draw:text-style-name="P11" svg:width="2.453cm" svg:height="0.689cm" draw:control="control29"/></text:p>
          </table:table-cell>
          <table:table-cell table:style-name="Tabelle1.E9" office:value-type="string">
            <text:p text:style-name="P1"><draw:control text:anchor-type="as-char" svg:y="-0.344cm" draw:z-index="32" draw:style-name="gr1" draw:text-style-name="P17" svg:width="2.453cm" svg:height="0.689cm" draw:control="control30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6" draw:style-name="gr1" draw:text-style-name="P11" svg:width="1.43cm" svg:height="0.689cm" draw:control="control44"/></text:p>
          </table:table-cell>
          <table:table-cell table:style-name="Tabelle1.A9" table:number-columns-spanned="2" office:value-type="string">
            <text:p text:style-name="P1"><draw:control text:anchor-type="as-char" draw:z-index="18" draw:style-name="gr2" draw:text-style-name="P11" svg:width="10.713cm" svg:height="0.689cm" draw:control="control16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3" draw:style-name="gr1" draw:text-style-name="P11" svg:width="2.453cm" svg:height="0.689cm" draw:control="control31"/></text:p>
          </table:table-cell>
          <table:table-cell table:style-name="Tabelle1.E9" office:value-type="string">
            <text:p text:style-name="P1"><draw:control text:anchor-type="as-char" svg:y="-0.344cm" draw:z-index="34" draw:style-name="gr1" draw:text-style-name="P17" svg:width="2.453cm" svg:height="0.689cm" draw:control="control32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7" draw:style-name="gr1" draw:text-style-name="P11" svg:width="1.43cm" svg:height="0.689cm" draw:control="control45"/></text:p>
          </table:table-cell>
          <table:table-cell table:style-name="Tabelle1.A9" table:number-columns-spanned="2" office:value-type="string">
            <text:p text:style-name="P1"><draw:control text:anchor-type="as-char" draw:z-index="19" draw:style-name="gr2" draw:text-style-name="P11" svg:width="10.713cm" svg:height="0.689cm" draw:control="control17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5" draw:style-name="gr1" draw:text-style-name="P11" svg:width="2.453cm" svg:height="0.689cm" draw:control="control33"/></text:p>
          </table:table-cell>
          <table:table-cell table:style-name="Tabelle1.E9" office:value-type="string">
            <text:p text:style-name="P1"><draw:control text:anchor-type="as-char" svg:y="-0.344cm" draw:z-index="36" draw:style-name="gr1" draw:text-style-name="P17" svg:width="2.453cm" svg:height="0.689cm" draw:control="control3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8" draw:style-name="gr1" draw:text-style-name="P11" svg:width="1.43cm" svg:height="0.689cm" draw:control="control46"/></text:p>
          </table:table-cell>
          <table:table-cell table:style-name="Tabelle1.A9" table:number-columns-spanned="2" office:value-type="string">
            <text:p text:style-name="P1"><draw:control text:anchor-type="as-char" draw:z-index="20" draw:style-name="gr2" draw:text-style-name="P11" svg:width="10.713cm" svg:height="0.689cm" draw:control="control18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7" draw:style-name="gr1" draw:text-style-name="P11" svg:width="2.453cm" svg:height="0.689cm" draw:control="control35"/></text:p>
          </table:table-cell>
          <table:table-cell table:style-name="Tabelle1.E9" office:value-type="string">
            <text:p text:style-name="P1"><draw:control text:anchor-type="as-char" svg:y="-0.344cm" draw:z-index="38" draw:style-name="gr1" draw:text-style-name="P17" svg:width="2.453cm" svg:height="0.689cm" draw:control="control3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9" draw:style-name="gr1" draw:text-style-name="P11" svg:width="1.43cm" svg:height="0.689cm" draw:control="control47"/></text:p>
          </table:table-cell>
          <table:table-cell table:style-name="Tabelle1.A9" table:number-columns-spanned="2" office:value-type="string">
            <text:p text:style-name="P1"><draw:control text:anchor-type="as-char" draw:z-index="21" draw:style-name="gr2" draw:text-style-name="P11" svg:width="10.713cm" svg:height="0.689cm" draw:control="control19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9" draw:style-name="gr1" draw:text-style-name="P11" svg:width="2.453cm" svg:height="0.689cm" draw:control="control37"/></text:p>
          </table:table-cell>
          <table:table-cell table:style-name="Tabelle1.E9" office:value-type="string">
            <text:p text:style-name="P1"><draw:control text:anchor-type="as-char" svg:y="-0.344cm" draw:z-index="40" draw:style-name="gr1" draw:text-style-name="P17" svg:width="2.453cm" svg:height="0.689cm" draw:control="control38"/></text:p>
          </table:table-cell>
        </table:table-row>
        <table:table-row table:style-name="Tabelle1.18">
          <table:table-cell table:style-name="Tabel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7"><text:span text:style-name="T5">Diese Rechnung ist umsatzsteuerbefreit gemäß § 19(1) UstG. </text:span><text:span text:style-name="T6">Gesamtpreis:</text:span></text:p>
          </table:table-cell>
          <table:covered-table-cell/>
          <table:covered-table-cell/>
          <table:table-cell table:style-name="Tabelle1.A1" table:number-columns-spanned="2" office:value-type="string">
            <text:p text:style-name="P2"><draw:control text:anchor-type="as-char" svg:y="0.005cm" draw:z-index="1" draw:style-name="gr1" draw:text-style-name="P12" svg:width="3.232cm" svg:height="0.558cm" draw:control="control2"/> </text:p>
          </table:table-cell>
          <table:covered-table-cell/>
        </table:table-row>
      </table:table>
      <text:p text:style-name="Standard"/>
      <text:p text:style-name="Standard"/>
      <text:p text:style-name="P5"/>
      <text:p text:style-name="P5">Wir bitten um Überweisung des Gesamtbetrages innerhalb 8 Tagen auf u.g. Bankverbindung.</text:p>
      <text:p text:style-name="P5">Die Ware bleibt bis zur vollständigen Bezahlung unser Eigentum.</text:p>
      <text:p text:style-name="P5"/>
      <text:p text:style-name="P5">Bitte geben Sie bei Ihrer Überweisung die Rechnungsnummer mit an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4" svg:font-family="'DejaVu Sans'" style:font-adornments="Book"/>
    <style:font-face style:name="DejaVu Sans3" svg:font-family="'DejaVu Sans'" style:font-adornments="Fett"/>
    <style:font-face style:name="Tahoma1" svg:font-family="Tahoma"/>
    <style:font-face style:name="DejaVu Sans" svg:font-family="'DejaVu Sans'" style:font-family-generic="swiss"/>
    <style:font-face style:name="DejaVu Sans5" svg:font-family="'DejaVu Sans'" style:font-adornments="Fett" style:font-family-generic="swiss"/>
    <style:font-face style:name="DejaVu Sans2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63cm" svg:width="10.483cm" svg:height="2.51cm" draw:z-index="4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1T10:43:47</dc:date>
    <meta:editing-cycles>58</meta:editing-cycles>
    <meta:editing-duration>PT23H55M15S</meta:editing-duration>
    <dc:creator>Jan Hahnisch</dc:creator>
    <meta:document-statistic meta:table-count="1" meta:image-count="1" meta:object-count="0" meta:page-count="1" meta:paragraph-count="59" meta:word-count="98" meta:character-count="812"/>
    <meta:user-defined meta:name="Info 1"/>
    <meta:user-defined meta:name="Info 2"/>
    <meta:user-defined meta:name="Info 3"/>
    <meta:user-defined meta:name="Info 4"/>
  </office:meta>
</office:document-meta>
</file>